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37c" officeooo:paragraph-rsid="0017437c"/>
    </style:style>
    <style:style style:name="P2" style:family="paragraph" style:parent-style-name="Standard">
      <style:text-properties officeooo:rsid="0018de90" officeooo:paragraph-rsid="0018de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zi Fabien</text:p>
      <text:p text:style-name="P1"/>
      <text:p text:style-name="P1"/>
      <text:p text:style-name="P1"/>
      <text:p text:style-name="P1"/>
      <text:p text:style-name="P1"><text:tab/>Rapport Projet Personnel Encadré</text:p>
      <text:p text:style-name="P1"/>
      <text:p text:style-name="P1"/>
      <text:p text:style-name="P1"/>
      <text:p text:style-name="P1"/>
      <text:p text:style-name="P1"/>
      <text:p text:style-name="P2">Contexte :</text:p>
      <text:p text:style-name="P2"/>
      <text:p text:style-name="P2"/>
      <text:p text:style-name="P2"/>
      <text:p text:style-name="P2"/>
      <text:p text:style-name="P2"/>
      <text:p text:style-name="P2"/>
      <text:p text:style-name="P2">Besoin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CD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LD :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Cas d’utilisation 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int technique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étences mises en œuv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34:47.273000000</meta:creation-date>
    <dc:date>2019-05-28T12:41:20.566000000</dc:date>
    <meta:editing-duration>PT6M33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9" meta:word-count="24" meta:character-count="137" meta:non-whitespace-character-count="120"/>
  </office:meta>
</office:document-meta>
</file>